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ef18" officeooo:paragraph-rsid="001e992a"/>
    </style:style>
    <style:style style:name="P2" style:family="paragraph" style:parent-style-name="Standard">
      <style:text-properties officeooo:paragraph-rsid="001e992a"/>
    </style:style>
    <style:style style:name="P3" style:family="paragraph" style:parent-style-name="Standard">
      <style:text-properties officeooo:rsid="001e992a" officeooo:paragraph-rsid="001e992a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text-properties fo:color="#d4d4d4" loext:opacity="100%" officeooo:rsid="001e992a" officeooo:paragraph-rsid="001e992a" fo:background-color="#1e1e1e"/>
    </style:style>
    <style:style style:name="P6" style:family="paragraph" style:parent-style-name="Standard">
      <style:text-properties fo:color="#d4d4d4" loext:opacity="100%" officeooo:rsid="00211c77" officeooo:paragraph-rsid="00211c77" fo:background-color="#1e1e1e"/>
    </style:style>
    <style:style style:name="P7" style:family="paragraph" style:parent-style-name="Standard">
      <style:text-properties fo:color="#d4d4d4" loext:opacity="100%" officeooo:rsid="0023be8e" officeooo:paragraph-rsid="0023be8e" fo:background-color="#1e1e1e"/>
    </style:style>
    <style:style style:name="P8" style:family="paragraph" style:parent-style-name="Standard">
      <style:text-properties fo:color="#d4d4d4" loext:opacity="100%" officeooo:rsid="0023fabe" officeooo:paragraph-rsid="0023fabe" fo:background-color="#1e1e1e"/>
    </style:style>
    <style:style style:name="P9" style:family="paragraph" style:parent-style-name="Standard">
      <style:text-properties fo:color="#d4d4d4" loext:opacity="100%" officeooo:rsid="0025df86" officeooo:paragraph-rsid="0025df86" fo:background-color="#1e1e1e"/>
    </style:style>
    <style:style style:name="P10" style:family="paragraph" style:parent-style-name="Standard">
      <style:text-properties fo:color="#d4d4d4" loext:opacity="100%" officeooo:paragraph-rsid="00316fa4" fo:background-color="#1e1e1e"/>
    </style:style>
    <style:style style:name="P11" style:family="paragraph" style:parent-style-name="Standard">
      <style:text-properties fo:color="#d4d4d4" loext:opacity="100%" officeooo:rsid="00340a69" officeooo:paragraph-rsid="00340a69" fo:background-color="#1e1e1e"/>
    </style:style>
    <style:style style:name="P12" style:family="paragraph" style:parent-style-name="Standard">
      <style:text-properties fo:color="#d4d4d4" loext:opacity="100%" style:font-name="Consolas" fo:font-size="10.5pt" fo:font-weight="normal" officeooo:rsid="001f565c" officeooo:paragraph-rsid="001f565c" fo:background-color="#1e1e1e"/>
    </style:style>
    <style:style style:name="P13" style:family="paragraph" style:parent-style-name="Standard">
      <style:text-properties fo:color="#d4d4d4" loext:opacity="100%" style:font-name="Consolas" fo:font-size="10.5pt" fo:font-weight="normal" officeooo:rsid="001fbbd6" officeooo:paragraph-rsid="001fbbd6" fo:background-color="#1e1e1e"/>
    </style:style>
    <style:style style:name="P1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5" style:family="paragraph" style:parent-style-name="Standard">
      <style:text-properties fo:color="#d4d4d4" loext:opacity="100%" style:font-name="Consolas" fo:font-size="10.5pt" fo:font-weight="normal" officeooo:rsid="0023be8e" officeooo:paragraph-rsid="0023be8e" fo:background-color="#1e1e1e"/>
    </style:style>
    <style:style style:name="P16" style:family="paragraph" style:parent-style-name="Standard">
      <style:text-properties fo:color="#d4d4d4" loext:opacity="100%" style:font-name="Consolas" fo:font-size="10.5pt" fo:font-weight="normal" officeooo:rsid="0025df86" officeooo:paragraph-rsid="0025df86" fo:background-color="#1e1e1e"/>
    </style:style>
    <style:style style:name="P17" style:family="paragraph" style:parent-style-name="Standard">
      <style:text-properties fo:color="#d4d4d4" loext:opacity="100%" style:font-name="Consolas" fo:font-size="10.5pt" fo:font-weight="normal" officeooo:rsid="002972c6" officeooo:paragraph-rsid="002972c6" fo:background-color="#1e1e1e"/>
    </style:style>
    <style:style style:name="P18" style:family="paragraph" style:parent-style-name="Standard">
      <style:text-properties fo:color="#d4d4d4" loext:opacity="100%" style:font-name="Consolas" fo:font-size="10.5pt" fo:font-weight="normal" officeooo:rsid="002a32ae" officeooo:paragraph-rsid="002a32ae" fo:background-color="#1e1e1e"/>
    </style:style>
    <style:style style:name="P19" style:family="paragraph" style:parent-style-name="Standard">
      <style:text-properties fo:color="#d4d4d4" loext:opacity="100%" style:font-name="Consolas" fo:font-size="10.5pt" fo:font-weight="normal" officeooo:rsid="002be027" officeooo:paragraph-rsid="002be027" fo:background-color="#1e1e1e"/>
    </style:style>
    <style:style style:name="P20" style:family="paragraph" style:parent-style-name="Standard">
      <style:text-properties fo:color="#d4d4d4" loext:opacity="100%" style:font-name="Consolas" fo:font-size="10.5pt" fo:font-weight="normal" officeooo:rsid="00306f49" officeooo:paragraph-rsid="00306f49" fo:background-color="#1e1e1e"/>
    </style:style>
    <style:style style:name="P21" style:family="paragraph" style:parent-style-name="Standard">
      <style:text-properties fo:color="#d4d4d4" loext:opacity="100%" style:font-name="Consolas" fo:font-size="10.5pt" fo:font-weight="normal" officeooo:rsid="00316fa4" officeooo:paragraph-rsid="00316fa4" fo:background-color="#1e1e1e"/>
    </style:style>
    <style:style style:name="P22" style:family="paragraph" style:parent-style-name="Standard">
      <style:text-properties fo:color="#d4d4d4" loext:opacity="100%" style:font-name="Consolas" fo:font-size="10.5pt" fo:font-weight="normal" officeooo:paragraph-rsid="00316fa4" fo:background-color="#1e1e1e"/>
    </style:style>
    <style:style style:name="P23" style:family="paragraph" style:parent-style-name="Standard">
      <style:text-properties officeooo:rsid="001f565c" officeooo:paragraph-rsid="001f565c"/>
    </style:style>
    <style:style style:name="P24" style:family="paragraph" style:parent-style-name="Standard">
      <style:text-properties officeooo:rsid="001fbbd6" officeooo:paragraph-rsid="001fbbd6"/>
    </style:style>
    <style:style style:name="P25" style:family="paragraph" style:parent-style-name="Standard">
      <style:text-properties officeooo:rsid="00211c77" officeooo:paragraph-rsid="00211c77"/>
    </style:style>
    <style:style style:name="P26" style:family="paragraph" style:parent-style-name="Standard">
      <style:text-properties officeooo:rsid="0023be8e" officeooo:paragraph-rsid="0023be8e"/>
    </style:style>
    <style:style style:name="P27" style:family="paragraph" style:parent-style-name="Standard">
      <style:text-properties officeooo:rsid="0023fabe" officeooo:paragraph-rsid="0023fabe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text-properties officeooo:rsid="0025df86" officeooo:paragraph-rsid="0025df86"/>
    </style:style>
    <style:style style:name="P30" style:family="paragraph" style:parent-style-name="Standard">
      <style:text-properties officeooo:rsid="0026ea49" officeooo:paragraph-rsid="0026ea49"/>
    </style:style>
    <style:style style:name="P31" style:family="paragraph" style:parent-style-name="Standard">
      <style:text-properties officeooo:rsid="00283124" officeooo:paragraph-rsid="00283124"/>
    </style:style>
    <style:style style:name="P32" style:family="paragraph" style:parent-style-name="Standard">
      <style:text-properties officeooo:rsid="002972c6" officeooo:paragraph-rsid="002972c6"/>
    </style:style>
    <style:style style:name="P33" style:family="paragraph" style:parent-style-name="Standard">
      <style:text-properties officeooo:rsid="002a32ae" officeooo:paragraph-rsid="002a32ae"/>
    </style:style>
    <style:style style:name="P34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35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36" style:family="paragraph" style:parent-style-name="Standard">
      <style:text-properties officeooo:rsid="002be027" officeooo:paragraph-rsid="002be027"/>
    </style:style>
    <style:style style:name="P37" style:family="paragraph" style:parent-style-name="Standard">
      <style:text-properties officeooo:rsid="002d8ea2" officeooo:paragraph-rsid="002d8ea2"/>
    </style:style>
    <style:style style:name="P38" style:family="paragraph" style:parent-style-name="Standard">
      <style:text-properties officeooo:rsid="002dfce2" officeooo:paragraph-rsid="002dfce2"/>
    </style:style>
    <style:style style:name="P39" style:family="paragraph" style:parent-style-name="Standard">
      <style:text-properties officeooo:rsid="00306f49" officeooo:paragraph-rsid="00306f49"/>
    </style:style>
    <style:style style:name="P40" style:family="paragraph" style:parent-style-name="Standard">
      <style:text-properties officeooo:rsid="00316fa4" officeooo:paragraph-rsid="00316fa4"/>
    </style:style>
    <style:style style:name="P41" style:family="paragraph" style:parent-style-name="Standard">
      <style:text-properties officeooo:rsid="00340a69" officeooo:paragraph-rsid="00340a69"/>
    </style:style>
    <style:style style:name="P42" style:family="paragraph" style:parent-style-name="Standard">
      <style:text-properties officeooo:rsid="00340a69" officeooo:paragraph-rsid="00340a69"/>
    </style:style>
    <style:style style:name="P43" style:family="paragraph" style:parent-style-name="Standard">
      <style:text-properties officeooo:rsid="0035bf7f" officeooo:paragraph-rsid="0035bf7f"/>
    </style:style>
    <style:style style:name="P44" style:family="paragraph" style:parent-style-name="Standard">
      <style:text-properties officeooo:rsid="0036f6ae" officeooo:paragraph-rsid="0036f6ae"/>
    </style:style>
    <style:style style:name="P4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6" style:family="paragraph" style:parent-style-name="Standard">
      <style:text-properties fo:color="#d4d4d4" loext:opacity="100%" style:font-name="Consolas" fo:font-size="10.5pt" fo:font-weight="normal" officeooo:rsid="0036f6ae" officeooo:paragraph-rsid="0036f6ae" fo:background-color="#1e1e1e"/>
    </style:style>
    <style:style style:name="P47" style:family="paragraph" style:parent-style-name="Standard">
      <style:text-properties fo:color="#d4d4d4" loext:opacity="100%" style:font-name="Consolas" fo:font-size="10.5pt" fo:font-weight="normal" officeooo:rsid="00389d46" officeooo:paragraph-rsid="00389d46" fo:background-color="#1e1e1e"/>
    </style:style>
    <style:style style:name="P48" style:family="paragraph" style:parent-style-name="Standard">
      <style:text-properties fo:color="#d4d4d4" loext:opacity="100%" style:font-name="Consolas" fo:font-size="10.5pt" fo:font-weight="normal" officeooo:rsid="00389d46" officeooo:paragraph-rsid="003a5db5" fo:background-color="#1e1e1e"/>
    </style:style>
    <style:style style:name="P49" style:family="paragraph" style:parent-style-name="Standard">
      <style:text-properties fo:color="#d4d4d4" loext:opacity="100%" style:font-name="Consolas" fo:font-size="10.5pt" fo:font-weight="normal" officeooo:rsid="003d0787" officeooo:paragraph-rsid="003d0787" fo:background-color="#1e1e1e"/>
    </style:style>
    <style:style style:name="P50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1" style:family="paragraph" style:parent-style-name="Standard">
      <style:paragraph-properties style:line-height-at-least="0.503cm"/>
      <style:text-properties fo:color="#d4d4d4" loext:opacity="100%" officeooo:paragraph-rsid="003a5db5" fo:background-color="#1e1e1e"/>
    </style:style>
    <style:style style:name="P52" style:family="paragraph" style:parent-style-name="Standard">
      <style:text-properties fo:color="#d4d4d4" loext:opacity="100%" officeooo:rsid="0036f6ae" officeooo:paragraph-rsid="0036f6ae" fo:background-color="#1e1e1e"/>
    </style:style>
    <style:style style:name="P53" style:family="paragraph" style:parent-style-name="Standard">
      <style:text-properties fo:color="#d4d4d4" loext:opacity="100%" officeooo:rsid="003a5db5" officeooo:paragraph-rsid="003a5db5" fo:background-color="#1e1e1e"/>
    </style:style>
    <style:style style:name="P54" style:family="paragraph" style:parent-style-name="Standard">
      <style:text-properties fo:color="#d4d4d4" loext:opacity="100%" officeooo:paragraph-rsid="003a5db5" fo:background-color="#1e1e1e"/>
    </style:style>
    <style:style style:name="P55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56" style:family="paragraph" style:parent-style-name="Standard">
      <style:paragraph-properties style:line-height-at-least="0.503cm"/>
    </style:style>
    <style:style style:name="P57" style:family="paragraph" style:parent-style-name="Standard">
      <style:text-properties officeooo:rsid="00389d46" officeooo:paragraph-rsid="00389d46"/>
    </style:style>
    <style:style style:name="P58" style:family="paragraph" style:parent-style-name="Standard">
      <style:text-properties officeooo:rsid="00389d46" officeooo:paragraph-rsid="003a5db5"/>
    </style:style>
    <style:style style:name="P59" style:family="paragraph" style:parent-style-name="Standard">
      <style:text-properties officeooo:rsid="003a5db5" officeooo:paragraph-rsid="003a5db5"/>
    </style:style>
    <style:style style:name="P60" style:family="paragraph" style:parent-style-name="Standard">
      <style:text-properties officeooo:rsid="003d0787" officeooo:paragraph-rsid="003d0787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fo:color="#c586c0" loext:opacity="100%" style:font-name="Consolas" fo:font-size="10.5pt" fo:font-weight="normal"/>
    </style:style>
    <style:style style:name="T13" style:family="text">
      <style:text-properties fo:color="#b5cea8" loext:opacity="100%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808080" loext:opacity="100%"/>
    </style:style>
    <style:style style:name="T16" style:family="text">
      <style:text-properties officeooo:rsid="0032af5a"/>
    </style:style>
    <style:style style:name="T17" style:family="text">
      <style:text-properties officeooo:rsid="00340a69"/>
    </style:style>
    <style:style style:name="T18" style:family="text">
      <style:text-properties fo:color="#d4d4d4" loext:opacity="100%" style:font-name="Consolas" fo:font-size="10.5pt" fo:font-weight="normal" officeooo:rsid="003d0787" fo:background-color="#1e1e1e" loext:char-shading-value="0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name="Consolas" fo:font-size="10.5pt" fo:font-weight="normal"/>
    </style:style>
    <style:style style:name="T21" style:family="text">
      <style:text-properties officeooo:rsid="00389d46"/>
    </style:style>
    <style:style style:name="T22" style:family="text">
      <style:text-properties officeooo:rsid="003a5db5"/>
    </style:style>
    <style:style style:name="T23" style:family="text">
      <style:text-properties officeooo:rsid="003c0c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o progetto,installo tailwind con auth e disinstallo e rinstallo laravel/mix per evitare problemi</text:p>
      <text:p text:style-name="P2">composer create-project --prefer-dist laravel/laravel Blog-manual</text:p>
      <text:p text:style-name="P2"/>
      <text:p text:style-name="P2">composer require laravel-frontend-presets/tailwindcss --dev </text:p>
      <text:p text:style-name="P2"/>
      <text:p text:style-name="P2">php artisan ui tailwindcss --auth <text:s text:c="15"/></text:p>
      <text:p text:style-name="P2"/>
      <text:p text:style-name="P2">npm remove laravel-mix </text:p>
      <text:p text:style-name="P2"/>
      <text:p text:style-name="P2">npm install laravel-mix --save-dev </text:p>
      <text:p text:style-name="P2"/>
      <text:p text:style-name="P2">npm install cross-env --save-dev </text:p>
      <text:p text:style-name="P2"/>
      <text:p text:style-name="P3">npm run watch</text:p>
      <text:p text:style-name="P3"/>
      <text:p text:style-name="P3">2-Creo database e lancio php artisan migrate in modo tale da poter iniziare a registrare user</text:p>
      <text:p text:style-name="P3">Dentro providers/routeservicesprovider e dentro controllers/auto/registercontroller posso decidere che pagina mostrare dopo essersi loggati</text:p>
      <text:p text:style-name="P3">1-Dentro routeserviceprovider definisco endpoint </text:p>
      <text:p text:style-name="P3"/>
      <text:p text:style-name="P5">    <text:span text:style-name="T3">public</text:span><text:span text:style-name="T1"> </text:span><text:span text:style-name="T3">const</text:span><text:span text:style-name="T1"> HOME = </text:span><text:span text:style-name="T5">'/home'</text:span><text:span text:style-name="T1">;</text:span></text:p>
      <text:p text:style-name="P4">    <text:span text:style-name="T3">public</text:span><text:span text:style-name="T1"> </text:span><text:span text:style-name="T3">const</text:span><text:span text:style-name="T1"> TEST =</text:span><text:span text:style-name="T5">'/test'</text:span><text:span text:style-name="T1">;</text:span></text:p>
      <text:p text:style-name="P3"/>
      <text:p text:style-name="P23">dentro registercontroller richiamo endpoint da far apparire dopo registrazione</text:p>
      <text:p text:style-name="P12"><text:span text:style-name="T2">protected</text:span> <text:span text:style-name="T6">$redirectTo</text:span> = <text:span text:style-name="T8">RouteServiceProvider</text:span>::TEST;</text:p>
      <text:p text:style-name="P23"/>
      <text:p text:style-name="P24">o</text:p>
      <text:p text:style-name="P24"/>
      <text:p text:style-name="P13"><text:span text:style-name="T2">protected</text:span> <text:span text:style-name="T6">$redirectTo</text:span> = <text:span text:style-name="T8">RouteServiceProvider</text:span>::HOME;</text:p>
      <text:p text:style-name="P24"/>
      <text:p text:style-name="P24">a seconda se voglio far comparire test o home</text:p>
      <text:p text:style-name="P24"/>
      <text:p text:style-name="P25">dentro</text:p>
      <text:p text:style-name="P25"/>
      <text:p text:style-name="P6">    <text:span text:style-name="T3">protected</text:span><text:span text:style-name="T1"> </text:span><text:span text:style-name="T3">function</text:span><text:span text:style-name="T1"> </text:span><text:span text:style-name="T11">validator</text:span><text:span text:style-name="T1">(</text:span><text:span text:style-name="T3">array</text:span><text:span text:style-name="T1"> </text:span><text:span text:style-name="T7">$data</text:span><text:span text:style-name="T1">)</text:span></text:p>
      <text:p text:style-name="P4">    <text:span text:style-name="T1">{</text:span></text:p>
      <text:p text:style-name="P4">        <text:span text:style-name="T12">return</text:span><text:span text:style-name="T1"> </text:span><text:span text:style-name="T9">Validator</text:span><text:span text:style-name="T1">::</text:span><text:span text:style-name="T11">make</text:span><text:span text:style-name="T1">(</text:span><text:span text:style-name="T7">$data</text:span><text:span text:style-name="T1">, [</text:span></text:p>
      <text:p text:style-name="P4">            <text:span text:style-name="T5">'name'</text:span><text:span text:style-name="T1"> =&gt; [</text:span><text:span text:style-name="T5">'required'</text:span><text:span text:style-name="T1">, </text:span><text:span text:style-name="T5">'string'</text:span><text:span text:style-name="T1">, </text:span><text:span text:style-name="T5">'max:255'</text:span><text:span text:style-name="T1">],</text:span></text:p>
      <text:p text:style-name="P4">            <text:span text:style-name="T5">'email'</text:span><text:span text:style-name="T1"> =&gt; [</text:span><text:span text:style-name="T5">'required'</text:span><text:span text:style-name="T1">, </text:span><text:span text:style-name="T5">'string'</text:span><text:span text:style-name="T1">, </text:span><text:span text:style-name="T5">'email'</text:span><text:span text:style-name="T1">, </text:span><text:span text:style-name="T5">'max:255'</text:span><text:span text:style-name="T1">, </text:span><text:span text:style-name="T5">'unique:users'</text:span><text:span text:style-name="T1">],</text:span></text:p>
      <text:p text:style-name="P4">            <text:span text:style-name="T5">'password'</text:span><text:span text:style-name="T1"> =&gt; [</text:span><text:span text:style-name="T5">'required'</text:span><text:span text:style-name="T1">, </text:span><text:span text:style-name="T5">'string'</text:span><text:span text:style-name="T1">, </text:span><text:span text:style-name="T5">'min:8'</text:span><text:span text:style-name="T1">, </text:span><text:span text:style-name="T5">'confirmed'</text:span><text:span text:style-name="T1">],</text:span></text:p>
      <text:p text:style-name="P4">        <text:span text:style-name="T1">]);</text:span></text:p>
      <text:p text:style-name="P4">    <text:span text:style-name="T1">}</text:span></text:p>
      <text:p text:style-name="P25"/>
      <text:p text:style-name="P25">posso definire cosa e come verificare e rendere obbligatorio</text:p>
      <text:p text:style-name="P25"/>
      <text:p text:style-name="P26">UTENTE CON PRIVILEGI ADMIN</text:p>
      <text:p text:style-name="P26"/>
      <text:p text:style-name="P26">1-Aggiungo colonna admin a table user</text:p>
      <text:p text:style-name="P26"/>
      <text:p text:style-name="P15"><text:span text:style-name="T6">$table</text:span>-&gt;<text:span text:style-name="T10">boolean</text:span>(<text:span text:style-name="T4">'isAdmin'</text:span>)-&gt;<text:span text:style-name="T10">default</text:span>(<text:span text:style-name="T13">0</text:span>);</text:p>
      <text:p text:style-name="P26"/>
      <text:p text:style-name="P26">se non fatto all’inizio lancio </text:p>
      <text:p text:style-name="P26"><text:soft-page-break/>php artisan make:migration add_isadmin_to_users –table="users"</text:p>
      <text:p text:style-name="P26"/>
      <text:p text:style-name="P26">che mi permette di aggiungere colonne a atable user,dopodiché dentro migration aggiungo admin</text:p>
      <text:p text:style-name="P26"/>
      <text:p text:style-name="P26">2-dentro homecontroller creo njuovo metodo</text:p>
      <text:p text:style-name="P26"/>
      <text:p text:style-name="P7">    <text:span text:style-name="T3">public</text:span><text:span text:style-name="T1"> </text:span><text:span text:style-name="T3">function</text:span><text:span text:style-name="T1"> </text:span><text:span text:style-name="T11">private</text:span><text:span text:style-name="T1">()</text:span></text:p>
      <text:p text:style-name="P4">    <text:span text:style-name="T1">{</text:span></text:p>
      <text:p text:style-name="P4">        <text:span text:style-name="T12">return</text:span><text:span text:style-name="T1"> </text:span><text:span text:style-name="T11">view</text:span><text:span text:style-name="T1">(</text:span><text:span text:style-name="T5">'private'</text:span><text:span text:style-name="T1">);</text:span></text:p>
      <text:p text:style-name="P4">    <text:span text:style-name="T1">}</text:span></text:p>
      <text:p text:style-name="P26"/>
      <text:p text:style-name="P27">dentro autoserviceprovider </text:p>
      <text:p text:style-name="P27"/>
      <text:p text:style-name="P8">    <text:span text:style-name="T3">public</text:span><text:span text:style-name="T1"> </text:span><text:span text:style-name="T3">function</text:span><text:span text:style-name="T1"> </text:span><text:span text:style-name="T11">boot</text:span><text:span text:style-name="T1">()</text:span></text:p>
      <text:p text:style-name="P4">    <text:span text:style-name="T1">{</text:span></text:p>
      <text:p text:style-name="P4">        <text:span text:style-name="T3">$this</text:span><text:span text:style-name="T1">-&gt;</text:span><text:span text:style-name="T11">registerPolicies</text:span><text:span text:style-name="T1">();</text:span></text:p>
      <text:p text:style-name="P28"/>
      <text:p text:style-name="P4">        <text:span text:style-name="T9">Gate</text:span><text:span text:style-name="T1">::</text:span><text:span text:style-name="T11">define</text:span><text:span text:style-name="T1">(</text:span><text:span text:style-name="T5">'admin-only'</text:span><text:span text:style-name="T1">, </text:span><text:span text:style-name="T3">function</text:span><text:span text:style-name="T1">(</text:span><text:span text:style-name="T7">$user</text:span><text:span text:style-name="T1">){</text:span></text:p>
      <text:p text:style-name="P4">            <text:span text:style-name="T12">if</text:span><text:span text:style-name="T1"> (</text:span><text:span text:style-name="T7">$user</text:span><text:span text:style-name="T1">-&gt;</text:span><text:span text:style-name="T7">isAdmin</text:span><text:span text:style-name="T1"> == </text:span><text:span text:style-name="T14">1</text:span><text:span text:style-name="T1">) {</text:span></text:p>
      <text:p text:style-name="P4">                <text:span text:style-name="T12">return</text:span><text:span text:style-name="T1"> </text:span><text:span text:style-name="T3">true</text:span><text:span text:style-name="T1">;</text:span></text:p>
      <text:p text:style-name="P4">            <text:span text:style-name="T1">} </text:span></text:p>
      <text:p text:style-name="P4">            <text:span text:style-name="T12">return</text:span><text:span text:style-name="T1"> </text:span><text:span text:style-name="T3">false</text:span><text:span text:style-name="T1">;</text:span></text:p>
      <text:p text:style-name="P4">        <text:span text:style-name="T1">});</text:span></text:p>
      <text:p text:style-name="P4">    <text:span text:style-name="T1">}</text:span></text:p>
      <text:p text:style-name="P27"/>
      <text:p text:style-name="P27">creo un gate a cui possono accedere solo gli admin e un user é admin se la colonna user éuguale a zero e ritorna true altrimenti ritorna false</text:p>
      <text:p text:style-name="P27"/>
      <text:p text:style-name="P29">dentro homecontroller importo gate</text:p>
      <text:p text:style-name="P16"><text:span text:style-name="T2">use</text:span> Illuminate\Support\Facades\<text:span text:style-name="T8">Gate</text:span>;</text:p>
      <text:p text:style-name="P29"/>
      <text:p text:style-name="P9">    <text:span text:style-name="T3">public</text:span><text:span text:style-name="T1"> </text:span><text:span text:style-name="T3">function</text:span><text:span text:style-name="T1"> </text:span><text:span text:style-name="T11">private</text:span><text:span text:style-name="T1">()</text:span></text:p>
      <text:p text:style-name="P4">    <text:span text:style-name="T1">{</text:span></text:p>
      <text:p text:style-name="P4">        <text:span text:style-name="T12">if</text:span><text:span text:style-name="T1">(</text:span><text:span text:style-name="T9">Gate</text:span><text:span text:style-name="T1">::</text:span><text:span text:style-name="T11">allows</text:span><text:span text:style-name="T1">(</text:span><text:span text:style-name="T5">'admin-only'</text:span><text:span text:style-name="T1">, </text:span><text:span text:style-name="T11">auth</text:span><text:span text:style-name="T1">()-&gt;</text:span><text:span text:style-name="T11">user</text:span><text:span text:style-name="T1">())) {</text:span></text:p>
      <text:p text:style-name="P4">            <text:span text:style-name="T12">return</text:span><text:span text:style-name="T1"> </text:span><text:span text:style-name="T11">view</text:span><text:span text:style-name="T1">(</text:span><text:span text:style-name="T5">'private'</text:span><text:span text:style-name="T1">);</text:span></text:p>
      <text:p text:style-name="P4">        <text:span text:style-name="T1">} </text:span><text:span text:style-name="T12">else</text:span><text:span text:style-name="T1"> {</text:span></text:p>
      <text:p text:style-name="P4">            <text:span text:style-name="T11">abort</text:span><text:span text:style-name="T1">(</text:span><text:span text:style-name="T14">403</text:span><text:span text:style-name="T1">);</text:span></text:p>
      <text:p text:style-name="P4">        <text:span text:style-name="T1">}</text:span></text:p>
      <text:p text:style-name="P4">    <text:span text:style-name="T1">}</text:span></text:p>
      <text:p text:style-name="P29"><text:s/>e dentro funzione definisco che se il gate é true riesco ad accedere</text:p>
      <text:p text:style-name="P30">contrario di metodo allows sono denies o !Gate::allows</text:p>
      <text:p text:style-name="P30"/>
      <text:p text:style-name="P31">MAIL</text:p>
      <text:p text:style-name="P31">1-Lancio</text:p>
      <text:p text:style-name="P31">php artisan make:mail WelcomeMail -m emails.welcome</text:p>
      <text:p text:style-name="P31">php artisan make:mail NomeControllermail -m path.mailtemplate</text:p>
      <text:p text:style-name="P31"/>
      <text:p text:style-name="P31">cosi creo controller e classe da chiamare per mail da inviare in questo caso mail di welcome con relativo file per blade per template</text:p>
      <text:p text:style-name="P31"/>
      <text:p text:style-name="P32">per visualizzare template blade dentro mail bisogna importare controller e creare rotta dentro web.php</text:p>
      <text:p text:style-name="P17"><text:soft-page-break/><text:span text:style-name="T2">use</text:span> App\Mail\<text:span text:style-name="T8">WelcomeMail</text:span>;</text:p>
      <text:p text:style-name="P32"/>
      <text:p text:style-name="P17"><text:span text:style-name="T8">Route</text:span>::<text:span text:style-name="T10">get</text:span>(<text:span text:style-name="T4">'/email'</text:span>, <text:span text:style-name="T2">function</text:span>() {</text:p>
      <text:p text:style-name="P4">    <text:span text:style-name="T12">return</text:span><text:span text:style-name="T1"> </text:span><text:span text:style-name="T3">new</text:span><text:span text:style-name="T1"> </text:span><text:span text:style-name="T9">WelcomeMail</text:span><text:span text:style-name="T1">();</text:span></text:p>
      <text:p text:style-name="P14">});</text:p>
      <text:p text:style-name="P32"/>
      <text:p text:style-name="P33">per cambiare template</text:p>
      <text:p text:style-name="P33"/>
      <text:p text:style-name="P18"><text:span text:style-name="T2">@component</text:span>(<text:span text:style-name="T4">'mail::message'</text:span>)</text:p>
      <text:p text:style-name="P14"># Hola</text:p>
      <text:p text:style-name="P28"/>
      <text:p text:style-name="P14">Gna sti?</text:p>
      <text:p text:style-name="P28"/>
      <text:p text:style-name="P14"><text:span text:style-name="T2">@component</text:span>(<text:span text:style-name="T4">'mail::button'</text:span>, [<text:span text:style-name="T4">'url'</text:span> =&gt; <text:span text:style-name="T4">'https://www.google.com'</text:span>])</text:p>
      <text:p text:style-name="P14">Vai al sito</text:p>
      <text:p text:style-name="P34">@endcomponent</text:p>
      <text:p text:style-name="P28"/>
      <text:p text:style-name="P14">Thanks,<text:span text:style-name="T15">&lt;</text:span><text:span text:style-name="T2">br</text:span><text:span text:style-name="T15">&gt;</text:span></text:p>
      <text:p text:style-name="P14"><text:span text:style-name="T10">{{</text:span> <text:span text:style-name="T10">config</text:span>(<text:span text:style-name="T4">'app.name'</text:span>) <text:span text:style-name="T10">}}</text:span></text:p>
      <text:p text:style-name="P34">@endcomponent</text:p>
      <text:p text:style-name="P28"/>
      <text:p text:style-name="P35">{{-- prima parte si puó cambiare messaggio,dentro btn si puó passare link a sito  e app.name si cambia dentro file env --}}</text:p>
      <text:p text:style-name="P33"/>
      <text:p text:style-name="P36">per mail prova con mailtrap </text:p>
      <text:p text:style-name="P36">importo dentro web.php fakemail</text:p>
      <text:p text:style-name="P19"><text:span text:style-name="T2">use</text:span> Illuminate\Support\Facades\<text:span text:style-name="T8">Mail</text:span>;</text:p>
      <text:p text:style-name="P36"/>
      <text:p text:style-name="P36">e creo rotta per mandare mail</text:p>
      <text:p text:style-name="P36"/>
      <text:p text:style-name="P19"><text:span text:style-name="T8">Route</text:span>::<text:span text:style-name="T10">get</text:span>(<text:span text:style-name="T4">'/email'</text:span>, <text:span text:style-name="T2">function</text:span>() {</text:p>
      <text:p text:style-name="P4">    <text:span text:style-name="T9">Mail</text:span><text:span text:style-name="T1">::</text:span><text:span text:style-name="T11">to</text:span><text:span text:style-name="T1">(</text:span><text:span text:style-name="T5">'info@darynazar.com'</text:span><text:span text:style-name="T1">);</text:span></text:p>
      <text:p text:style-name="P4">    <text:span text:style-name="T12">return</text:span><text:span text:style-name="T1"> </text:span><text:span text:style-name="T3">new</text:span><text:span text:style-name="T1"> </text:span><text:span text:style-name="T9">WelcomeMail</text:span><text:span text:style-name="T1">();</text:span></text:p>
      <text:p text:style-name="P14">});</text:p>
      <text:p text:style-name="P36"/>
      <text:p text:style-name="P36">dentro file env copio e incollo dati mailtrap al posto di quelli di default</text:p>
      <text:p text:style-name="P36"/>
      <text:p text:style-name="P37">se dentro env file</text:p>
      <text:p text:style-name="P37">sostituisco </text:p>
      <text:p text:style-name="P37">MAIL_MAILER=smtp</text:p>
      <text:p text:style-name="P37"/>
      <text:p text:style-name="P37">conMAIL_MAILER=log</text:p>
      <text:p text:style-name="P37"/>
      <text:p text:style-name="P38">ricevo mail direttamente dentro file laravel</text:p>
      <text:p text:style-name="P38">Storage/logs/laravel.log</text:p>
      <text:p text:style-name="P38"/>
      <text:p text:style-name="P39">Creare mail con allegato</text:p>
      <text:p text:style-name="P39">creo nuovo controller e nuova classe m<text:span text:style-name="T17">ai</text:span>l con template</text:p>
      <text:p text:style-name="P39">php artisan make:controller EmailsController</text:p>
      <text:p text:style-name="P39">php artisan make:mail AttachmentMail -m emails.attachment</text:p>
      <text:p text:style-name="P39"/>
      <text:p text:style-name="P39">dentro web.php importo mailcontroller e creo nuova rotta</text:p>
      <text:p text:style-name="P20"><text:soft-page-break/><text:span text:style-name="T2">use</text:span> Illuminate\Support\Facades\<text:span text:style-name="T8">Auth</text:span>;</text:p>
      <text:p text:style-name="P20"><text:span text:style-name="T2">use</text:span> App\Http\Controllers\<text:span text:style-name="T8">EmailsController</text:span>;</text:p>
      <text:p text:style-name="P39"/>
      <text:p text:style-name="P39">importo anche auth</text:p>
      <text:p text:style-name="P39"/>
      <text:p text:style-name="P40">definisco rotta</text:p>
      <text:p text:style-name="P21"><text:span text:style-name="T8">Route</text:span>::<text:span text:style-name="T10">get</text:span>(<text:span text:style-name="T4">'/email'</text:span>, [<text:span text:style-name="T8">EmailsController</text:span>::<text:span text:style-name="T2">class</text:span>, <text:span text:style-name="T4">'email'</text:span>]);</text:p>
      <text:p text:style-name="P40"/>
      <text:p text:style-name="P40">dentro <text:span text:style-name="T17">e</text:span>mailcontroller creo metodo email <text:span text:style-name="T16">e importo classe attachmentmail</text:span></text:p>
      <text:p text:style-name="P40"/>
      <text:p text:style-name="P10"><text:span text:style-name="T1">    </text:span><text:span text:style-name="T3">public</text:span><text:span text:style-name="T1"> </text:span><text:span text:style-name="T3">function</text:span><text:span text:style-name="T1"> </text:span><text:span text:style-name="T11">email</text:span><text:span text:style-name="T1">()</text:span></text:p>
      <text:p text:style-name="P4">    <text:span text:style-name="T1">{</text:span></text:p>
      <text:p text:style-name="P4">        <text:span text:style-name="T9">Mail</text:span><text:span text:style-name="T1">::</text:span><text:span text:style-name="T11">to</text:span><text:span text:style-name="T1">(</text:span><text:span text:style-name="T5">'info@darynazar.com'</text:span><text:span text:style-name="T1">)-&gt;</text:span><text:span text:style-name="T11">send</text:span><text:span text:style-name="T1">(</text:span><text:span text:style-name="T3">new</text:span><text:span text:style-name="T1"> </text:span><text:span text:style-name="T9">AttachmentMail</text:span><text:span text:style-name="T1">());</text:span></text:p>
      <text:p text:style-name="P4">    <text:span text:style-name="T1">}</text:span></text:p>
      <text:p text:style-name="P22"/>
      <text:p text:style-name="P40"/>
      <text:p text:style-name="P21"><text:span text:style-name="T2">namespace</text:span> <text:span text:style-name="T8">App\Http\Controllers</text:span>;</text:p>
      <text:p text:style-name="P14"><text:span text:style-name="T2">use</text:span> App\Mail\<text:span text:style-name="T8">AttachmentMail</text:span>;</text:p>
      <text:p text:style-name="P14"><text:span text:style-name="T2">use</text:span> Illuminate\Http\<text:span text:style-name="T8">Request</text:span>;</text:p>
      <text:p text:style-name="P14"><text:span text:style-name="T2">use</text:span> Illuminate\Support\Facades\<text:span text:style-name="T8">Auth</text:span>;</text:p>
      <text:p text:style-name="P14"><text:span text:style-name="T2">use</text:span> Illuminate\Support\Facades\<text:span text:style-name="T8">Mail</text:span>;</text:p>
      <text:p text:style-name="P21"/>
      <text:p text:style-name="P40"><text:s/><text:span text:style-name="T17">importo anche auth e Mail</text:span></text:p>
      <text:p text:style-name="P40"/>
      <text:p text:style-name="P41">infine dentro attachmentmail definisco sogetto mail,da dove prendo allegato e come lo rinomino e che formato gli do</text:p>
      <text:p text:style-name="P41"/>
      <text:p text:style-name="P11">    <text:span text:style-name="T3">public</text:span><text:span text:style-name="T1"> </text:span><text:span text:style-name="T3">function</text:span><text:span text:style-name="T1"> </text:span><text:span text:style-name="T11">build</text:span><text:span text:style-name="T1">()</text:span></text:p>
      <text:p text:style-name="P4">    <text:span text:style-name="T1">{</text:span></text:p>
      <text:p text:style-name="P4">        <text:span text:style-name="T12">return</text:span><text:span text:style-name="T1"> </text:span><text:span text:style-name="T3">$this</text:span><text:span text:style-name="T1">-&gt;</text:span><text:span text:style-name="T11">markdown</text:span><text:span text:style-name="T1">(</text:span><text:span text:style-name="T5">'emails.attachment'</text:span><text:span text:style-name="T1">)</text:span></text:p>
      <text:p text:style-name="P4">        <text:span text:style-name="T1">-&gt;</text:span><text:span text:style-name="T11">subject</text:span><text:span text:style-name="T1">(</text:span><text:span text:style-name="T5">'How to attach images'</text:span><text:span text:style-name="T1">)</text:span></text:p>
      <text:p text:style-name="P4">        <text:span text:style-name="T1">-&gt;</text:span><text:span text:style-name="T11">attach</text:span><text:span text:style-name="T1">(</text:span><text:span text:style-name="T11">public_path</text:span><text:span text:style-name="T1">(</text:span><text:span text:style-name="T5">'/img/test.png'</text:span><text:span text:style-name="T1">),[</text:span></text:p>
      <text:p text:style-name="P4">            <text:span text:style-name="T5">'as'</text:span><text:span text:style-name="T1"> =&gt; </text:span><text:span text:style-name="T5">'testattachment.png'</text:span><text:span text:style-name="T1">,</text:span></text:p>
      <text:p text:style-name="P4">            <text:span text:style-name="T5">'mime'</text:span><text:span text:style-name="T1"> =&gt; </text:span><text:span text:style-name="T5">'application/jpg'</text:span></text:p>
      <text:p text:style-name="P4">        <text:span text:style-name="T1">]);</text:span></text:p>
      <text:p text:style-name="P4">    <text:span text:style-name="T1">}</text:span></text:p>
      <text:p text:style-name="P41"/>
      <text:p text:style-name="P43">NOTIFICANTIONS MAIL</text:p>
      <text:p text:style-name="P43"/>
      <text:p text:style-name="P43">Creo notificantions class</text:p>
      <text:p text:style-name="P43">php artisan make:notification TestEnrollment</text:p>
      <text:p text:style-name="P43"/>
      <text:p text:style-name="P43">creo notifications table</text:p>
      <text:p text:style-name="P43">php artisan notifications:table</text:p>
      <text:p text:style-name="P43"/>
      <text:p text:style-name="P44">creo nuova variabile enrollmentdata e la passo al metodo construct dove definisco che la variabile e quindi i dati sia uguale al this→enrollmentdata</text:p>
      <text:p text:style-name="P44"/>
      <text:p text:style-name="P46"><text:span text:style-name="T2">class</text:span> <text:span text:style-name="T8">TestEnrollment</text:span> <text:span text:style-name="T2">extends</text:span> <text:span text:style-name="T8">Notification</text:span></text:p>
      <text:p text:style-name="P14">{</text:p>
      <text:p text:style-name="P4">    <text:span text:style-name="T3">use</text:span><text:span text:style-name="T1"> </text:span><text:span text:style-name="T9">Queueable</text:span><text:span text:style-name="T1">;</text:span></text:p>
      <text:p text:style-name="P4">    <text:span text:style-name="T3">private</text:span><text:span text:style-name="T1"> </text:span><text:span text:style-name="T7">$enrollmentData</text:span><text:span text:style-name="T1">;</text:span></text:p>
      <text:p text:style-name="P28"/>
      <text:p text:style-name="P4"><text:soft-page-break/>    <text:span text:style-name="T20">/**</text:span></text:p>
      <text:p text:style-name="P55">     <text:span text:style-name="T1">* Create a new notification instance.</text:span></text:p>
      <text:p text:style-name="P55">     <text:span text:style-name="T1">*</text:span></text:p>
      <text:p text:style-name="P4"><text:span text:style-name="T19">     </text:span><text:span text:style-name="T20">* </text:span><text:span text:style-name="T3">@return</text:span><text:span text:style-name="T20"> </text:span><text:span text:style-name="T3">void</text:span></text:p>
      <text:p text:style-name="P55">     <text:span text:style-name="T1">*/</text:span></text:p>
      <text:p text:style-name="P4">    <text:span text:style-name="T3">public</text:span><text:span text:style-name="T1"> </text:span><text:span text:style-name="T3">function</text:span><text:span text:style-name="T1"> </text:span><text:span text:style-name="T11">__construct</text:span><text:span text:style-name="T1">(</text:span><text:span text:style-name="T7">$enrollmentData</text:span><text:span text:style-name="T1">)</text:span></text:p>
      <text:p text:style-name="P4">    <text:span text:style-name="T1">{</text:span></text:p>
      <text:p text:style-name="P4">        <text:span text:style-name="T3">$this</text:span><text:span text:style-name="T1">-&gt;</text:span><text:span text:style-name="T7">enrollmentData</text:span><text:span text:style-name="T1"> = </text:span><text:span text:style-name="T7">$enrollmentData</text:span><text:span text:style-name="T1">;</text:span></text:p>
      <text:p text:style-name="P4">    <text:span text:style-name="T1">}</text:span></text:p>
      <text:p text:style-name="P44"/>
      <text:p text:style-name="P44">dentro tomail <text:span text:style-name="T21">passo dati che voglio </text:span><text:span text:style-name="T22">richiamare</text:span></text:p>
      <text:p text:style-name="P44"/>
      <text:p text:style-name="P52">    <text:span text:style-name="T3">public</text:span><text:span text:style-name="T1"> </text:span><text:span text:style-name="T3">function</text:span><text:span text:style-name="T1"> </text:span><text:span text:style-name="T11">toMail</text:span><text:span text:style-name="T1">(</text:span><text:span text:style-name="T7">$notifiable</text:span><text:span text:style-name="T1">)</text:span></text:p>
      <text:p text:style-name="P4">    <text:span text:style-name="T1">{</text:span></text:p>
      <text:p text:style-name="P4">        <text:span text:style-name="T12">return</text:span><text:span text:style-name="T1"> (</text:span><text:span text:style-name="T3">new</text:span><text:span text:style-name="T1"> </text:span><text:span text:style-name="T9">MailMessage</text:span><text:span text:style-name="T1">)</text:span></text:p>
      <text:p text:style-name="P4">                    <text:span text:style-name="T1">-&gt;</text:span><text:span text:style-name="T11">line</text:span><text:span text:style-name="T1">(</text:span><text:span text:style-name="T3">$this</text:span><text:span text:style-name="T1">-&gt;</text:span><text:span text:style-name="T7">enrollmentData</text:span><text:span text:style-name="T1">[</text:span><text:span text:style-name="T5">'body'</text:span><text:span text:style-name="T1">])</text:span></text:p>
      <text:p text:style-name="P4">                    <text:span text:style-name="T1">-&gt;</text:span><text:span text:style-name="T11">action</text:span><text:span text:style-name="T1">(</text:span><text:span text:style-name="T3">$this</text:span><text:span text:style-name="T1">-&gt;</text:span><text:span text:style-name="T7">enrollmentData</text:span><text:span text:style-name="T1">[</text:span><text:span text:style-name="T5">'enrollmentText'</text:span><text:span text:style-name="T1">],</text:span></text:p>
      <text:p text:style-name="P4">                    <text:span text:style-name="T3">$this</text:span><text:span text:style-name="T1">-&gt;</text:span><text:span text:style-name="T7">enrollmentData</text:span><text:span text:style-name="T1">[</text:span><text:span text:style-name="T5">'url'</text:span><text:span text:style-name="T1">])</text:span></text:p>
      <text:p text:style-name="P4">                    <text:span text:style-name="T1">-&gt;</text:span><text:span text:style-name="T11">line</text:span><text:span text:style-name="T1">(</text:span><text:span text:style-name="T3">$this</text:span><text:span text:style-name="T1">-&gt;</text:span><text:span text:style-name="T7">enrollmentData</text:span><text:span text:style-name="T1">[</text:span><text:span text:style-name="T5">'thankyou'</text:span><text:span text:style-name="T1">]);</text:span></text:p>
      <text:p text:style-name="P4">    <text:span text:style-name="T1">}</text:span></text:p>
      <text:p text:style-name="P44"/>
      <text:p text:style-name="P58">creo controller</text:p>
      <text:p text:style-name="P58">php artisan make:controller TestEnrollmentController</text:p>
      <text:p text:style-name="P58"/>
      <text:p text:style-name="P59">dentro controller definisco dati da passare a testenrollment,<text:span text:style-name="T23">richiamo user e decido cosa gli mando con metodo notify</text:span></text:p>
      <text:p text:style-name="P59"/>
      <text:p text:style-name="P54"><text:span text:style-name="T1">    </text:span><text:span text:style-name="T3">public</text:span><text:span text:style-name="T1"> </text:span><text:span text:style-name="T3">function</text:span><text:span text:style-name="T1"> </text:span><text:span text:style-name="T11">sendTestNotification</text:span><text:span text:style-name="T1">()</text:span></text:p>
      <text:p text:style-name="P4">    <text:span text:style-name="T1">{</text:span></text:p>
      <text:p text:style-name="P28"/>
      <text:p text:style-name="P4">        <text:span text:style-name="T7">$user</text:span><text:span text:style-name="T1"> = </text:span><text:span text:style-name="T9">User</text:span><text:span text:style-name="T1">::</text:span><text:span text:style-name="T11">first</text:span><text:span text:style-name="T1">();</text:span></text:p>
      <text:p text:style-name="P28"/>
      <text:p text:style-name="P4">        <text:span text:style-name="T7">$enrollmentData</text:span><text:span text:style-name="T1"> = [</text:span></text:p>
      <text:p text:style-name="P4">            <text:span text:style-name="T5">'body'</text:span><text:span text:style-name="T1"> =&gt; </text:span><text:span text:style-name="T5">'You received a new test notification'</text:span><text:span text:style-name="T1">,</text:span></text:p>
      <text:p text:style-name="P4">            <text:span text:style-name="T5">'enrollmentText'</text:span><text:span text:style-name="T1"> =&gt; </text:span><text:span text:style-name="T5">'You are allowed to enroll'</text:span><text:span text:style-name="T1">,</text:span></text:p>
      <text:p text:style-name="P4">            <text:span text:style-name="T5">'url'</text:span><text:span text:style-name="T1"> =&gt; </text:span><text:span text:style-name="T11">url</text:span><text:span text:style-name="T1">(</text:span><text:span text:style-name="T5">'/'</text:span><text:span text:style-name="T1">),</text:span></text:p>
      <text:p text:style-name="P4">            <text:span text:style-name="T5">'thankyou'</text:span><text:span text:style-name="T1"> =&gt; </text:span><text:span text:style-name="T5">'You have 14 days to enroll'</text:span></text:p>
      <text:p text:style-name="P4">        <text:span text:style-name="T1">];</text:span></text:p>
      <text:p text:style-name="P28"/>
      <text:p text:style-name="P4">        <text:span text:style-name="T7">$user</text:span><text:span text:style-name="T1">-&gt;</text:span><text:span text:style-name="T11">notify</text:span><text:span text:style-name="T1">(</text:span><text:span text:style-name="T3">new</text:span><text:span text:style-name="T1"> </text:span><text:span text:style-name="T9">TestEnrollment</text:span><text:span text:style-name="T1">(</text:span><text:span text:style-name="T7">$enrollmentData</text:span><text:span text:style-name="T1">));</text:span></text:p>
      <text:p text:style-name="P4">    <text:span text:style-name="T1">}</text:span></text:p>
      <text:p text:style-name="P54"><text:span text:style-name="T1"/></text:p>
      <text:p text:style-name="P60">importo user e Testenrollment</text:p>
      <text:p text:style-name="P60"/>
      <text:p text:style-name="P49"><text:span text:style-name="T2">use</text:span> App\Models\<text:span text:style-name="T8">User</text:span>;</text:p>
      <text:p text:style-name="P14"><text:span text:style-name="T2">use</text:span> App\Notifications\<text:span text:style-name="T8">TestEnrollment</text:span>;</text:p>
      <text:p text:style-name="P60"/>
      <text:p text:style-name="P59"/>
      <text:p text:style-name="P58"/>
      <text:p text:style-name="P58">dentro web.php importo controller e creo rotta</text:p>
      <text:p text:style-name="P58"/>
      <text:p text:style-name="P48"><text:span text:style-name="T2">use</text:span> App\Http\Controllers\<text:span text:style-name="T8">TestEnrollmentController</text:span>;</text:p>
      <text:p text:style-name="P58"><text:soft-page-break/></text:p>
      <text:p text:style-name="P48"><text:span text:style-name="T8">Route</text:span>::<text:span text:style-name="T10">get</text:span>(<text:span text:style-name="T4">'/send-testentollment'</text:span>, [<text:span text:style-name="T8">TestEnrollmentController</text:span>::<text:span text:style-name="T2">class</text:span>, <text:span text:style-name="T4">'sendTestNotification'</text:span>]);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23:39:39.493000000</dc:date>
    <meta:editing-duration>PT5H8M54S</meta:editing-duration>
    <meta:editing-cycles>22</meta:editing-cycles>
    <meta:generator>LibreOffice/7.1.3.2$Windows_X86_64 LibreOffice_project/47f78053abe362b9384784d31a6e56f8511eb1c1</meta:generator>
    <meta:document-statistic meta:table-count="0" meta:image-count="0" meta:object-count="0" meta:page-count="6" meta:paragraph-count="178" meta:word-count="728" meta:character-count="6624" meta:non-whitespace-character-count="5467"/>
  </office:meta>
</office:document-meta>
</file>